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71406D62F43CC3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71406D62F43CC3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acusado de blasfêmia</text:span></text:p>
            <text:p text:style-name="P3"><text:span text:style-name="T2">(João 10.22-42</text:span><text:span text:style-name="T2">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4:12.253000000</dc:date>
    <meta:editing-duration>PT2H28M1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